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28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vertical-align="middle"/>
    </style:style>
    <style:style style:name="ce4" style:family="table-cell" style:parent-style-name="Default">
      <style:table-cell-properties fo:wrap-option="wrap" fo:border="none" style:vertical-align="middle"/>
    </style:style>
    <style:style style:name="ce5"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16379"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Create an hashmap. Since target is given, subtract the current val and check if answer in obj.</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7">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5"/>
        <table:table-column table:style-name="co12" table:default-cell-style-name="ce3"/>
        <table:table-column table:style-name="co6" table:number-columns-repeated="16378"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3">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using their freq as index with bucket sort. Loop through the bucket starting from the end and push to the result until result len === k.</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3">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3">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3">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3">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6">
          <table:table-cell table:number-columns-repeated="16384"/>
        </table:table-row>
        <table:table-row table:style-name="ro1">
          <table:table-cell table:number-columns-repeated="16384"/>
        </table:table-row>
      </table:table>
      <table:table table:name="neetcode-stack"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5"/>
        <table:table-column table:style-name="co12" table:default-cell-style-name="ce3"/>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4"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4">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than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3">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5">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nd result arr var, do the steps using a recursive function that will accept two arguments open and close numbers that wills start in 0, inside the recursive function the base case is if open === close === n, now only add open parenthesis in stack if open &lt; n, only add close parenthesis to stack if close &lt; open, call recursive function again every time you add to the stack and +1 to open or close respectively.</text:p>
          </table:table-cell>
          <table:table-cell office:value-type="string" calcext:value-type="string">
            <text:p><text:a xlink:href="https://www.youtube.com/watch?v=s9fokUqJ76A" xlink:type="simple">https://www.youtube.com/watch?v=s9fokUqJ76A</text:a> </text:p>
          </table:table-cell>
        </table:table-row>
        <table:table-row table:style-name="ro5">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6">00-00-0000</text:date>, <text:time style:data-style-name="N2" text:time-value="20:44:34.71849386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6-06T20:50:29.456623248</dc:date>
    <meta:editing-duration>PT16H11M1S</meta:editing-duration>
    <meta:editing-cycles>132</meta:editing-cycles>
    <meta:generator>LibreOffice/24.2.3.2$Linux_X86_64 LibreOffice_project/433d9c2ded56988e8a90e6b2e771ee4e6a5ab2ba</meta:generator>
    <meta:document-statistic meta:table-count="3" meta:cell-count="124" meta:object-count="0"/>
  </office:meta>
</office:document-meta>
</file>